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e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 Interpretation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of Matches in Tournament</text:p>
          </table:table-cell>
          <table:table-cell office:value-type="string" calcext:value-type="string">
            <text:p>https://leetcode.com/problems/count-of-matches-in-tourna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]/[.E67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otate String</text:p>
          </table:table-cell>
          <table:table-cell office:value-type="string" calcext:value-type="string">
            <text:p>https://leetcode.com/problems/rotat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68]/[.E68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mplement StrStr</text:p>
          </table:table-cell>
          <table:table-cell office:value-type="string" calcext:value-type="string">
            <text:p>https://leetcode.com/problems/implement-strst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9]/[.E6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 Pressed Name</text:p>
          </table:table-cell>
          <table:table-cell office:value-type="string" calcext:value-type="string">
            <text:p>https://leetcode.com/problems/long-pressed-nam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 of Four</text:p>
          </table:table-cell>
          <table:table-cell office:value-type="string" calcext:value-type="string">
            <text:p>https://leetcode.com/problems/power-of-fou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1]/[.E7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btract Product and Sum of Digits of a Number</text:p>
          </table:table-cell>
          <table:table-cell office:value-type="string" calcext:value-type="string">
            <text:p>https://leetcode.com/problems/subtract-the-product-and-sum-of-digits-of-an-integ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2]/[.E7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Two String Array are Equivalent</text:p>
          </table:table-cell>
          <table:table-cell office:value-type="string" calcext:value-type="string">
            <text:p>https://leetcode.com/problems/check-if-two-string-arrays-are-equivalent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imum Nesting Depth of the Parentheses</text:p>
          </table:table-cell>
          <table:table-cell office:value-type="string" calcext:value-type="string">
            <text:p>https://leetcode.com/problems/maximum-nesting-depth-of-the-parenthes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4]/[.E7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ert Binary Number in a Linked List to an Integer</text:p>
          </table:table-cell>
          <table:table-cell office:value-type="string" calcext:value-type="string">
            <text:p>https://leetcode.com/problems/convert-binary-number-in-a-linked-list-to-integ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75]/[.E7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gest Subarray Length K</text:p>
          </table:table-cell>
          <table:table-cell office:value-type="string" calcext:value-type="string">
            <text:p>https://leetcode.com/problems/largest-subarray-length-k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76]/[.E7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gree of an Array</text:p>
          </table:table-cell>
          <table:table-cell office:value-type="string" calcext:value-type="string">
            <text:p>https://leetcode.com/problems/degree-of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id Perfect Square</text:p>
          </table:table-cell>
          <table:table-cell office:value-type="string" calcext:value-type="string">
            <text:p>https://leetcode.com/problems/valid-perfect-squar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2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1]/[.E10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2]/[.E10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3]/[.E10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4]/[.E10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105]/[.E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 Consecutive Ones II</text:p>
          </table:table-cell>
          <table:table-cell office:value-type="string" calcext:value-type="string">
            <text:p>https://leetcode.com/problems/max-consecutive-ones-ii/submission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]/[.E107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9:57:12.186257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5:40:18.983286775</meta:creation-date>
    <dc:date>2021-01-25T19:57:01.474639557</dc:date>
    <meta:editing-duration>P3DT8H35M19S</meta:editing-duration>
    <meta:editing-cycles>129</meta:editing-cycles>
    <meta:generator>LibreOffice/6.4.6.2$Linux_X86_64 LibreOffice_project/40$Build-2</meta:generator>
    <meta:document-statistic meta:table-count="1" meta:cell-count="584" meta:object-count="0"/>
  </office:meta>
</office:document-meta>
</file>